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893cm" fo:margin-left="0.099cm" table:align="left"/>
    </style:style>
    <style:style style:name="Table1.A" style:family="table-column">
      <style:table-column-properties style:column-width="2.981cm"/>
    </style:style>
    <style:style style:name="Table1.B" style:family="table-column">
      <style:table-column-properties style:column-width="8.114cm"/>
    </style:style>
    <style:style style:name="Table1.C" style:family="table-column">
      <style:table-column-properties style:column-width="1.799cm"/>
    </style:style>
    <style:style style:name="Table1.D" style:family="table-column">
      <style:table-column-properties style:column-width="2.999cm"/>
    </style:style>
    <style:style style:name="Table1.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style>
    <style:style style:name="P2"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6" style:family="paragraph" style:parent-style-name="Text_20_body" style:master-page-name="">
      <style:paragraph-properties fo:margin-left="0.6cm" fo:margin-right="0cm" fo:margin-top="0cm" fo:margin-bottom="0cm" style:contextual-spacing="false" fo:line-height="138%" fo:text-align="justify" style:justify-single-word="false" fo:text-indent="0cm" style:auto-text-indent="false" style:page-number="auto" style:writing-mode="lr-tb"/>
    </style:style>
    <style:style style:name="P7" style:family="paragraph" style:parent-style-name="Text_20_body">
      <style:paragraph-properties fo:margin-left="0.6cm" fo:margin-right="0cm" fo:margin-top="0cm" fo:margin-bottom="0cm" style:contextual-spacing="false" fo:line-height="138%" fo:text-align="justify" style:justify-single-word="false" fo:text-indent="0cm" style:auto-text-indent="false" style:writing-mode="lr-tb"/>
    </style:style>
    <style:style style:name="P8" style:family="paragraph" style:parent-style-name="Table_20_Contents">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style:style>
    <style:style style:name="P9" style:family="paragraph" style:parent-style-name="Table_20_Contents">
      <style:paragraph-properties fo:margin-left="0cm" fo:margin-right="0cm" fo:margin-top="0cm" fo:margin-bottom="0cm" style:contextual-spacing="false" fo:line-height="138%" fo:text-align="justify" style:justify-single-word="false" fo:text-indent="0cm" style:auto-text-indent="false" style:writing-mode="lr-tb"/>
    </style:style>
    <style:style style:name="P10" style:family="paragraph" style:parent-style-name="Standard">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5c5158" style:text-blinking="false" fo:background-color="transparent"/>
    </style:style>
    <style:style style:name="P11" style:family="paragraph" style:parent-style-name="Text_20_body">
      <style:paragraph-properties fo:margin-top="0cm" fo:margin-bottom="0cm" style:contextual-spacing="false" fo:line-height="138%" fo:text-align="justify" style:justify-single-word="false" style:writing-mode="lr-tb"/>
    </style:style>
    <style:style style:name="P12" style:family="paragraph" style:parent-style-name="Text_20_body">
      <style:paragraph-properties fo:margin-top="0cm" fo:margin-bottom="0cm" style:contextual-spacing="false" fo:line-height="138%" fo:text-align="justify" style:justify-single-word="false" style:writing-mode="lr-tb"/>
      <style:text-properties officeooo:paragraph-rsid="005c5158"/>
    </style:style>
    <style:style style:name="P13" style:family="paragraph" style:parent-style-name="Text_20_body">
      <style:paragraph-properties fo:margin-top="0.212cm" fo:margin-bottom="0cm" style:contextual-spacing="false" fo:line-height="138%" fo:text-align="center" style:justify-single-word="false" style:writing-mode="lr-tb"/>
      <style:text-properties officeooo:paragraph-rsid="005c5158"/>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4052af"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4eb601"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557f96"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570de0"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5895e2"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5c5158"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59b9e4"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style:font-name="Courier New" fo:font-size="11pt" fo:font-style="normal" style:text-underline-style="none" fo:font-weight="bold" officeooo:rsid="005c5158" style:text-blinking="false" fo:background-color="transparent" loext:char-shading-value="0"/>
    </style:style>
    <style:style style:name="T15" style:family="text">
      <style:text-properties fo:font-variant="normal" fo:text-transform="none" fo:color="#9900ff" style:text-line-through-style="none" style:text-line-through-type="none" style:font-name="Courier New" fo:font-size="11pt" fo:font-style="normal" style:text-underline-style="none" fo:font-weight="bold" style:text-blinking="false" fo:background-color="transparent" loext:char-shading-value="0"/>
    </style:style>
    <style:style style:name="T16" style:family="text">
      <style:text-properties fo:font-style="italic" style:font-style-asian="italic" style:font-style-complex="italic"/>
    </style:style>
    <style:style style:name="T17" style:family="text">
      <style:text-properties officeooo:rsid="0059b9e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yecto </text:span><text:span text:style-name="T4">5</text:span><text:span text:style-name="T1">.</text:span><text:span text:style-name="T5">4</text:span><text:span text:style-name="T2">.</text:span><text:span text:style-name="T6">2</text:span><text:span text:style-name="T3">.</text:span><text:span text:style-name="T1"> </text:span><text:span text:style-name="T6">Mensajes secretos</text:span></text:p>
      <text:p text:style-name="P1"><text:bookmark text:name="docs-internal-guid-b1fa3d78-82dc-abf6-90d8-d9761c4afea2"/><text:span text:style-name="T7">El emperador de Roma alrededor del año 50 a.C., Julio César, enviaba mensajes secretos a sus generales en cartas. Para evitar que sus enemigos descubrieran sus secretos si capturaban a uno de sus mensajeros, ideó un mecanismo para ocultar el significado del texto. Para ello, él y sus generales se ponían de acuerdo en un número, al que llamaremos </text:span><text:span text:style-name="T11">el número del César</text:span><text:span text:style-name="T7">, y luego escribían cada carácter del texto sumándole ese número al código del mismo. Por ejemplo, si el número del César fuese el 3, la ‘A’ se escribiría como ‘D’: 1 bolita negra que representa la ‘A’ más las 3 bolitas del número del César son 4 bolitas negras, es decir una ‘D’. Y la ‘B’ como ‘E’: 2 bolitas de la ‘B’ más las 3 indicadas por el número del César son 5 bolitas. Entonces podemos </text:span><text:span text:style-name="T8">cifrar </text:span><text:span text:style-name="T7">palabras entera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Texto original</text:p>
          </table:table-cell>
          <table:table-cell table:style-name="Table1.A1" office:value-type="string">
            <text:p text:style-name="P8">ABCDEFGHIJKLMNÑOPQRSTUVWXYZ</text:p>
          </table:table-cell>
          <table:table-cell table:style-name="Table1.A1" office:value-type="string">
            <text:p text:style-name="P4">HOLA</text:p>
          </table:table-cell>
          <table:table-cell table:style-name="Table1.A1" office:value-type="string">
            <text:p text:style-name="P4">SECRETO</text:p>
          </table:table-cell>
        </table:table-row>
        <table:table-row>
          <table:table-cell table:style-name="Table1.A1" office:value-type="string">
            <text:p text:style-name="P5">Texto cifrado</text:p>
          </table:table-cell>
          <table:table-cell table:style-name="Table1.A1" office:value-type="string">
            <text:p text:style-name="P9"><text:span text:style-name="T13">DEFGHIJKLMNÑOPQRSTUVWXYZ</text:span><text:span text:style-name="T15">ABC</text:span></text:p>
          </table:table-cell>
          <table:table-cell table:style-name="Table1.A1" office:value-type="string">
            <text:p text:style-name="P4">KRÑD</text:p>
          </table:table-cell>
          <table:table-cell table:style-name="Table1.A1" office:value-type="string">
            <text:p text:style-name="P4">VHFUHWR</text:p>
          </table:table-cell>
        </table:table-row>
      </table:table>
      <text:p text:style-name="P10">Te mostramos un posible mensaje cifrado:</text:p>
      <text:p text:style-name="P13"><text:span text:style-name="T12"><draw:frame draw:style-name="fr1" draw:name="Image1" text:anchor-type="as-char" svg:width="9.984cm" svg:height="1.147cm" draw:z-index="0"><draw:image xlink:href="https://lh6.googleusercontent.com/CmbIY6aSRUvOYkAVnobekwFAHb7X_afiMWW8UzXi1efY601I8TwjdfzOinHnSnzUArZBPo6PP74ThWMLYLF0ZwdaiiRZGVsEFwIKniSbRadkpfnNBF4qt3okwtDeaCldUr_cSSR8" xlink:type="simple" xlink:show="embed" xlink:actuate="onLoad"/><svg:title>MensajesSecretos-TableroFinalPosible.png</svg:title></draw:frame></text:span></text:p>
      <text:p text:style-name="P12"><text:span text:style-name="T8">E</text:span><text:span text:style-name="T7">legí junto con un compañero un número del César </text:span><text:span text:style-name="T9">(y modificá la función </text:span><text:span text:style-name="T14">númeroDelCésar</text:span><text:span text:style-name="T9"> para que use ese número)</text:span><text:span text:style-name="T7">, y construí dos procedimientos:</text:span></text:p>
      <text:p text:style-name="P6"><text:span text:style-name="T7">1.- </text:span><text:span text:style-name="T13">CifrarTexto</text:span><text:span text:style-name="T7">, que </text:span><text:span text:style-name="T8">cifra</text:span><text:span text:style-name="T7"> un texto de a lo sumo 20 caracteres usando el cifrado de César con el número elegido.</text:span></text:p>
      <text:p text:style-name="P7"><text:span text:style-name="T7">2.- </text:span><text:span text:style-name="T13">DescifrarTexto</text:span><text:span text:style-name="T7">, que dec</text:span><text:span text:style-name="T8">scifra </text:span><text:span text:style-name="T7">un texto de a lo sumo 20 caracteres usando el mecanismo inverso al cifrado de César. Fijate que tenés que usar el mismo número del César que cuando cifraste el mensaje.</text:span></text:p>
      <text:p text:style-name="P1"><text:span text:style-name="T7">Para construir estos procedimientos te puede resultar útil hacer procedimientos para cifrar y descifrar un carácter, y luego usar una repetición; también vas a precisar los procedimientos de </text:span><text:span text:style-name="T8">representar</text:span><text:span text:style-name="T7"> caracteres que hiciste en la actividad </text:span><text:span text:style-name="T12">“</text:span><text:span text:style-name="T11">Representando caracteres”</text:span><text:span text:style-name="T7">, y que te damos ya hechos para que te concentres en el cifrado y descifrado.</text:span></text:p>
      <text:p text:style-name="P1"><text:span text:style-name="T7">Al cifrar un carácter, si el resultado supera el 27 tenés que </text:span><text:span text:style-name="T11">ajustar el exceso</text:span><text:span text:style-name="T7">, sacando 27 bolitas, para volver al principio del alfabeto y utilizar los primeros caracteres. Por ejemplo, si el número del Cesár elegido es 3, para cifrar la ‘Z’ que se representa con 27 bolitas <text:s/>deberíamos sumarle 3 bolitas más, dando 30; pero como el resultado supera el número total de letras, hacemos el ajuste del exceso sacando 27 bolitas, por lo que quedan solo 3. Así obtenemos que la ‘Z’ cifrada resulta en una ‘C’.</text:span></text:p>
      <text:p text:style-name="P3">Al descifrar vas a tener que hacer al revés: si la cantidad de bolitas es menor <text:span text:style-name="T17">o igual </text:span>que el número del César, tenés que <text:span text:style-name="T16">ajustar las faltantes</text:span>, agregando 27 bolitas <text:span text:style-name="T16">antes</text:span> de sacar, para obtener los códigos del final del alfabeto: en el ejemplo descifrar una A generar<text:span text:style-name="T17">ía</text:span> un<text:span text:style-name="T17">a</text:span> X. </text:p>
      <text:p text:style-name="P1"><text:span text:style-name="T7">Te damos hechos los procedimientos </text:span><text:span text:style-name="T13">AjustarExceso</text:span><text:span text:style-name="T12"> </text:span><text:span text:style-name="T7">y </text:span><text:span text:style-name="T13">AjustarFaltantes </text:span><text:span text:style-name="T7">para llevar a cabo las dos tareas mencionadas.</text:span></text:p>
      <text:p text:style-name="P1"><text:span text:style-name="T7">Después que hagas el programa, elegí un mensaje, cifralo, y anotáselo a u</text:span><text:span text:style-name="T10">n</text:span><text:span text:style-name="T7"> compañero para que lo descifre. Y que él haga lo mismo. También podés no decirle con qué número del César cifraste el mensaje, y que él tenga que descubrirlo, probando varios númer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09-15T11:15:16.775000000</dc:date>
    <meta:editing-duration>PT4H26M50S</meta:editing-duration>
    <meta:editing-cycles>64</meta:editing-cycles>
    <meta:generator>LibreOffice/4.2.5.2$Windows_x86 LibreOffice_project/6ff819b65674ae6c83f3cbab9e4a4c2b292a7a94</meta:generator>
    <meta:document-statistic meta:table-count="1" meta:image-count="1" meta:object-count="0" meta:page-count="1" meta:paragraph-count="20" meta:word-count="496" meta:character-count="2922" meta:non-whitespace-character-count="2443"/>
  </office:meta>
</office:document-meta>
</file>